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9.37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96.75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142.24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50.18mm"/>
    </style:style>
    <style:style style:name="co8" style:family="table-column">
      <style:table-column-properties fo:break-before="auto" style:column-width="34.66mm"/>
    </style:style>
    <style:style style:name="co9" style:family="table-column">
      <style:table-column-properties fo:break-before="auto" style:column-width="32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et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#publishers</text:p>
          </table:table-cell>
          <table:table-cell office:value-type="string" calcext:value-type="string">
            <text:p>publisher description</text:p>
          </table:table-cell>
          <table:table-cell office:value-type="string" calcext:value-type="string">
            <text:p>#subscribers</text:p>
          </table:table-cell>
          <table:table-cell office:value-type="string" calcext:value-type="string">
            <text:p>subscribers description</text:p>
          </table:table-cell>
          <table:table-cell office:value-type="string" calcext:value-type="string">
            <text:p>topic load (B)</text:p>
          </table:table-cell>
          <table:table-cell office:value-type="string" calcext:value-type="string">
            <text:p>topic load after duplication (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printer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11 app2</text:p>
          </table:table-cell>
          <table:table-cell office:value-type="float" office:value="624394.2" calcext:value-type="float">
            <text:p>624394.2</text:p>
          </table:table-cell>
          <table:table-cell table:formula="of:=[.F2]*[.D2]" office:value-type="float" office:value="1248788.4" calcext:value-type="float">
            <text:p>1248788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man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(5 sensors x 4 flo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2 app1</text:p>
          </table:table-cell>
          <table:table-cell office:value-type="float" office:value="3324693.6" calcext:value-type="float">
            <text:p>3324693.6</text:p>
          </table:table-cell>
          <table:table-cell table:formula="of:=[.F3]*[.D3]" office:value-type="float" office:value="6649387.2" calcext:value-type="float">
            <text:p>664938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cupancy managem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12 motion sensors + 4 netatmo camera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12 app21</text:p>
          </table:table-cell>
          <table:table-cell office:value-type="float" office:value="280313.84" calcext:value-type="float">
            <text:p>280313.84</text:p>
          </table:table-cell>
          <table:table-cell table:formula="of:=[.F4]*[.D4]" office:value-type="float" office:value="560627.68" calcext:value-type="float">
            <text:p>560627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 surveillan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3*each camera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38 app36 app2</text:p>
          </table:table-cell>
          <table:table-cell office:value-type="float" office:value="14310092.37" calcext:value-type="float">
            <text:p>14310092.37</text:p>
          </table:table-cell>
          <table:table-cell table:formula="of:=[.F5]*[.D5]" office:value-type="float" office:value="42930277.11" calcext:value-type="float">
            <text:p>42930277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 detectio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pp22 app23 app1</text:p>
          </table:table-cell>
          <table:table-cell office:value-type="float" office:value="191693" calcext:value-type="float">
            <text:p>191693</text:p>
          </table:table-cell>
          <table:table-cell table:formula="of:=[.F6]*[.D6]" office:value-type="float" office:value="575079" calcext:value-type="float">
            <text:p>575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detecti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40 motion sensors + 10 dropcam cameras)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pp36 app21 app2</text:p>
          </table:table-cell>
          <table:table-cell office:value-type="float" office:value="47583046.2" calcext:value-type="float">
            <text:p>47583046.2</text:p>
          </table:table-cell>
          <table:table-cell table:formula="of:=[.F7]*[.D7]" office:value-type="float" office:value="142749138.6" calcext:value-type="float">
            <text:p>14274913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echo manageme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pp21</text:p>
          </table:table-cell>
          <table:table-cell office:value-type="float" office:value="105869.28" calcext:value-type="float">
            <text:p>105869.28</text:p>
          </table:table-cell>
          <table:table-cell table:formula="of:=[.F8]*[.D8]" office:value-type="float" office:value="105869.28" calcext:value-type="float">
            <text:p>105869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 things management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pp1 app22</text:p>
          </table:table-cell>
          <table:table-cell office:value-type="float" office:value="205264.41" calcext:value-type="float">
            <text:p>205264.41</text:p>
          </table:table-cell>
          <table:table-cell table:formula="of:=[.F9]*[.D9]" office:value-type="float" office:value="410528.82" calcext:value-type="float">
            <text:p>410528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ing management system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(200 sensors + 25 controllers + 25 speakers + 25 cameras)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app2 app21</text:p>
          </table:table-cell>
          <table:table-cell office:value-type="float" office:value="16091324.56" calcext:value-type="float">
            <text:p>16091324.56</text:p>
          </table:table-cell>
          <table:table-cell table:formula="of:=[.F10]*[.D10]" office:value-type="float" office:value="32182649.12" calcext:value-type="float">
            <text:p>32182649.12</text:p>
          </table:table-cell>
          <table:table-cell table:number-columns-repeated="2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6"/>
          <table:table-cell table:formula="of:=SUM([.G2:.G10])" office:value-type="float" office:value="227412345.21" calcext:value-type="float">
            <text:p>227412345.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/>
          <table:table-cell table:formula="of:=SUM([.D2:.D10])" office:value-type="float" office:value="20" calcext:value-type="float">
            <text:p>20</text:p>
          </table:table-cell>
          <table:table-cell table:number-columns-repeated="2"/>
          <table:table-cell table:formula="of:=[.G15]/1048576" office:value-type="float" office:value="216.877312860489" calcext:value-type="float">
            <text:p>216.87731286048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0">00/00/0000</text:date>, <text:time style:data-style-name="N2" text:time-value="09:45:36.265327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0T09:51:33.754977340</dc:date>
    <meta:editing-duration>PT39M1S</meta:editing-duration>
    <meta:editing-cycles>10</meta:editing-cycles>
    <meta:generator>LibreOffice/5.2.7.2$Linux_X86_64 LibreOffice_project/20m0$Build-2</meta:generator>
    <meta:document-statistic meta:table-count="1" meta:cell-count="71" meta:object-count="0"/>
  </office:meta>
</office:document-meta>
</file>